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1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1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1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1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1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1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1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1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1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3" office:value-type="float" office:value="2900" calcext:value-type="float">
            <text:p>2900</text:p>
          </table:table-cell>
          <table:table-cell/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string" calcext:value-type="string">
            <text:p>5000+2440</text:p>
          </table:table-cell>
          <table:table-cell office:value-type="string" calcext:value-type="string">
            <text:p>60000(salary)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string" calcext:value-type="string">
            <text:p>10000-154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string" calcext:value-type="string">
            <text:p>5000+240</text:p>
          </table:table-cell>
          <table:table-cell office:value-type="float" office:value="37000" calcext:value-type="float">
            <text:p>37000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2450" calcext:value-type="float">
            <text:p>245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string" calcext:value-type="string">
            <text:p>7000-3800</text:p>
          </table:table-cell>
          <table:table-cell/>
          <table:table-cell table:formula="of:=SUM([.K2];[.K5];[.K7];[.K33])" office:value-type="float" office:value="115900" calcext:value-type="float">
            <text:p>1159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string" calcext:value-type="string">
            <text:p>10000-3300</text:p>
          </table:table-cell>
          <table:table-cell/>
          <table:table-cell table:formula="of:=SUM([.G3];[.G33])" office:value-type="float" office:value="85400" calcext:value-type="float">
            <text:p>854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550" calcext:value-type="float">
            <text:p>1550</text:p>
          </table:table-cell>
          <table:table-cell/>
          <table:table-cell table:style-name="ce15" table:formula="of:=[.L9]-[.L10]" office:value-type="float" office:value="30500" calcext:value-type="float">
            <text:p>30500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40" office:value-type="string" calcext:value-type="string">
            <text:p>Կարեն</text:p>
          </table:table-cell>
          <table:table-cell table:style-name="ce20" office:value-type="string" calcext:value-type="string">
            <text:p>10000-5050</text:p>
          </table:table-cell>
          <table:table-cell table:number-columns-repeated="2"/>
        </table:table-row>
        <table:table-row table:style-name="ro12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office:value-type="float" office:value="-650" calcext:value-type="float">
            <text:p>-65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string" calcext:value-type="string">
            <text:p>6000-55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string" calcext:value-type="string">
            <text:p>13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string" calcext:value-type="string">
            <text:p>12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string" calcext:value-type="string">
            <text:p>10000-4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string" calcext:value-type="string">
            <text:p>10000-1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string" calcext:value-type="string">
            <text:p>4000-4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Ստեպան</text:p>
          </table:table-cell>
          <table:table-cell table:style-name="ce20" office:value-type="float" office:value="350" calcext:value-type="float">
            <text:p>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3100" calcext:value-type="float">
            <text:p>3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2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string" calcext:value-type="string">
            <text:p>7000-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string" calcext:value-type="string">
            <text:p>5000-1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table:style-name="Default"/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2950" calcext:value-type="float">
            <text:p>12950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8:.F58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8:.F58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8];[.F58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3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8:.F58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8];[.C58];[.E58];[.F58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8:.D58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8];[.D58];[.F58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8:.F58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8];[.C58];[.D58];[.F58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8:.F58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8:.F58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8:.F58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8])" office:value-type="float" office:value="340.909090909091" calcext:value-type="float">
            <text:p>340.9090909091</text:p>
          </table:table-cell>
          <table:table-cell table:style-name="ce52" office:value-type="string" calcext:value-type="string">
            <text:p>Ստեպ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];[.D58];[.F58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58:.F58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];[.C58];[.D58];[.E58];[.F58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];[.E58];[.F58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58:.F58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:.F58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3:.H60])" office:value-type="float" office:value="38300" calcext:value-type="float">
            <text:p>38300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number-columns-repeated="3"/>
        </table:table-row>
        <table:table-row table:style-name="ro6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string" calcext:value-type="string">
            <text:p>22/02/2016</text:p>
          </table:table-cell>
          <table:table-cell table:number-columns-repeated="5"/>
          <table:table-cell table:style-name="ce15" table:formula="of:=SUM([.B64:.F64])" office:value-type="float" office:value="0" calcext:value-type="float">
            <text:p>0</text:p>
          </table:table-cell>
          <table:table-cell table:style-name="ce21" table:formula="of:=SUM([.B89:.F89])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number-columns-repeated="3"/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9:.F8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9:.F8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5"/>
          <table:table-cell table:style-name="ce16" table:formula="of:=SUM([.A89:.F8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5"/>
          <table:table-cell table:style-name="ce16" table:formula="of:=SUM([.B89:.F8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5"/>
          <table:table-cell table:style-name="ce16" table:formula="of:=SUM([.A89:.F8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89];[.F89])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3"/>
        </table:table-row>
        <table:table-row table:style-name="ro3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89:.F89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9];[.C89];[.E89];[.F89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9:.D8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Tina</text:p>
          </table:table-cell>
          <table:table-cell table:number-columns-repeated="4"/>
          <table:table-cell table:formula="of:=SUM([.B89];[.D89];[.F89])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89:.F89])"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table:number-columns-repeated="2"/>
          <table:table-cell office:value-type="string" calcext:value-type="string">
            <text:p>-Karen</text:p>
          </table:table-cell>
          <table:table-cell table:number-columns-repeated="2"/>
          <table:table-cell table:formula="of:=SUM([.B89];[.C89];[.D89];[.F8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Tina</text:p>
          </table:table-cell>
          <table:table-cell table:number-columns-repeated="5"/>
          <table:table-cell table:formula="of:=SUM([.A89:.F89])" office:value-type="float" office:value="0" calcext:value-type="float">
            <text:p>0</text:p>
          </table:table-cell>
          <table:table-cell office:value-type="string" calcext:value-type="string">
            <text:p>Դավիթ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9:.F8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89:.F89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D89])" office:value-type="float" office:value="0" calcext:value-type="float">
            <text:p>0</text:p>
          </table:table-cell>
          <table:table-cell table:style-name="ce52" office:value-type="string" calcext:value-type="string">
            <text:p>Ստեպ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89];[.D89];[.F89])" office:value-type="float" office:value="0" calcext:value-type="float">
            <text:p>0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89:.F89])" office:value-type="float" office:value="0" calcext:value-type="float">
            <text:p>0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9];[.C89];[.D89];[.E89];[.F89])" office:value-type="float" office:value="0" calcext:value-type="float">
            <text:p>0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89];[.E89];[.F89])"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3">
          <table:table-cell table:style-name="ce15"/>
          <table:table-cell table:style-name="ce15" table:formula="of:=[.B64]/19" office:value-type="float" office:value="0" calcext:value-type="float">
            <text:p>0</text:p>
          </table:table-cell>
          <table:table-cell table:style-name="ce15" table:formula="of:=[.C64]/21" office:value-type="float" office:value="0" calcext:value-type="float">
            <text:p>0</text:p>
          </table:table-cell>
          <table:table-cell table:style-name="ce15" table:formula="of:=[.D64]/22" office:value-type="float" office:value="0" calcext:value-type="float">
            <text:p>0</text:p>
          </table:table-cell>
          <table:table-cell table:style-name="ce15" table:formula="of:=[.E64]/18" office:value-type="float" office:value="0" calcext:value-type="float">
            <text:p>0</text:p>
          </table:table-cell>
          <table:table-cell table:style-name="ce15" table:formula="of:=[.F64]/2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89:.F8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9:.F8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64:.H91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19:16:56.963374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21T19:24:25.946280382</dc:date>
    <meta:editing-duration>P4DT20H7M10S</meta:editing-duration>
    <meta:editing-cycles>1868</meta:editing-cycles>
    <meta:generator>LibreOffice/4.2.6.3$Linux_X86_64 LibreOffice_project/420m0$Build-3</meta:generator>
    <meta:document-statistic meta:table-count="11" meta:cell-count="4474" meta:object-count="0"/>
  </office:meta>
</office:document-meta>
</file>